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í" svg:font-family="Calibrí"/>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alibrí" fo:font-weight="bold" officeooo:paragraph-rsid="00026c76" style:font-weight-asian="bold" style:font-weight-complex="bold"/>
    </style:style>
    <style:style style:name="P2" style:family="paragraph" style:parent-style-name="Standard">
      <style:paragraph-properties fo:line-height="150%" fo:text-align="justify" style:justify-single-word="false"/>
      <style:text-properties style:font-name="Calibrí" fo:font-weight="bold" officeooo:rsid="000b3411" officeooo:paragraph-rsid="000b3411" style:font-weight-asian="bold" style:font-weight-complex="bold"/>
    </style:style>
    <style:style style:name="P3" style:family="paragraph" style:parent-style-name="Standard">
      <style:paragraph-properties fo:line-height="150%" fo:text-align="justify" style:justify-single-word="false"/>
      <style:text-properties style:font-name="Calibrí" fo:font-weight="normal" style:font-weight-asian="normal" style:font-weight-complex="normal"/>
    </style:style>
    <style:style style:name="P4" style:family="paragraph" style:parent-style-name="Standard">
      <style:paragraph-properties fo:line-height="150%" fo:text-align="justify" style:justify-single-word="false"/>
      <style:text-properties style:font-name="Calibrí" fo:font-weight="normal" officeooo:paragraph-rsid="00026c76" style:font-weight-asian="normal" style:font-weight-complex="normal"/>
    </style:style>
    <style:style style:name="P5" style:family="paragraph" style:parent-style-name="Standard">
      <style:paragraph-properties fo:line-height="150%" fo:text-align="justify" style:justify-single-word="false"/>
      <style:text-properties style:font-name="Calibrí" fo:font-weight="normal" officeooo:paragraph-rsid="00035b66" style:font-weight-asian="normal" style:font-weight-complex="normal"/>
    </style:style>
    <style:style style:name="P6" style:family="paragraph" style:parent-style-name="Standard">
      <style:paragraph-properties fo:line-height="150%" fo:text-align="justify" style:justify-single-word="false"/>
      <style:text-properties style:font-name="Calibrí" fo:font-weight="normal" officeooo:rsid="00035b66" officeooo:paragraph-rsid="00035b66" style:font-weight-asian="normal" style:font-weight-complex="normal"/>
    </style:style>
    <style:style style:name="P7" style:family="paragraph" style:parent-style-name="Standard">
      <style:paragraph-properties fo:line-height="150%" fo:text-align="justify" style:justify-single-word="false"/>
      <style:text-properties style:font-name="Calibrí" fo:font-weight="normal" officeooo:rsid="0004b445" officeooo:paragraph-rsid="0004b445" style:font-weight-asian="normal" style:font-weight-complex="normal"/>
    </style:style>
    <style:style style:name="P8" style:family="paragraph" style:parent-style-name="Standard">
      <style:paragraph-properties fo:line-height="150%" fo:text-align="justify" style:justify-single-word="false"/>
      <style:text-properties style:font-name="Calibrí" fo:font-weight="normal" officeooo:rsid="0005cf54" officeooo:paragraph-rsid="0005cf54" style:font-weight-asian="normal" style:font-weight-complex="normal"/>
    </style:style>
    <style:style style:name="P9" style:family="paragraph" style:parent-style-name="Standard">
      <style:paragraph-properties fo:line-height="150%" fo:text-align="justify" style:justify-single-word="false"/>
      <style:text-properties style:font-name="Calibrí" fo:font-weight="normal" officeooo:rsid="0007914e" officeooo:paragraph-rsid="0007914e" style:font-weight-asian="normal" style:font-weight-complex="normal"/>
    </style:style>
    <style:style style:name="P10" style:family="paragraph" style:parent-style-name="Standard">
      <style:paragraph-properties fo:line-height="150%" fo:text-align="justify" style:justify-single-word="false"/>
      <style:text-properties style:font-name="Calibrí" fo:font-weight="normal" officeooo:rsid="0007914e" officeooo:paragraph-rsid="000b3411" style:font-weight-asian="normal" style:font-weight-complex="normal"/>
    </style:style>
    <style:style style:name="P11" style:family="paragraph" style:parent-style-name="Standard">
      <style:paragraph-properties fo:line-height="150%" fo:text-align="justify" style:justify-single-word="false"/>
      <style:text-properties style:font-name="Calibrí" fo:font-weight="normal" officeooo:rsid="00096673" officeooo:paragraph-rsid="00096673" style:font-weight-asian="normal" style:font-weight-complex="normal"/>
    </style:style>
    <style:style style:name="P12" style:family="paragraph" style:parent-style-name="Standard">
      <style:paragraph-properties fo:line-height="150%" fo:text-align="justify" style:justify-single-word="false"/>
      <style:text-properties style:font-name="Calibrí" fo:font-weight="bold" officeooo:paragraph-rsid="000de70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b3411" style:font-weight-asian="bold" style:font-weight-complex="bold"/>
    </style:style>
    <style:style style:name="T3" style:family="text">
      <style:text-properties officeooo:rsid="000150a5"/>
    </style:style>
    <style:style style:name="T4" style:family="text">
      <style:text-properties fo:font-weight="normal" style:font-weight-asian="normal" style:font-weight-complex="normal"/>
    </style:style>
    <style:style style:name="T5" style:family="text">
      <style:text-properties fo:font-weight="normal" officeooo:rsid="000d0cfb" style:font-weight-asian="normal" style:font-weight-complex="normal"/>
    </style:style>
    <style:style style:name="T6" style:family="text">
      <style:text-properties fo:font-weight="normal" officeooo:rsid="000de70b" style:font-weight-asian="normal" style:font-weight-complex="normal"/>
    </style:style>
    <style:style style:name="T7" style:family="text">
      <style:text-properties officeooo:rsid="0004b445"/>
    </style:style>
    <style:style style:name="T8" style:family="text">
      <style:text-properties officeooo:rsid="0007914e"/>
    </style:style>
    <style:style style:name="T9" style:family="text">
      <style:text-properties officeooo:rsid="00096673"/>
    </style:style>
    <style:style style:name="T10" style:family="text">
      <style:text-properties officeooo:rsid="000b3411"/>
    </style:style>
    <style:style style:name="T11" style:family="text">
      <style:text-properties officeooo:rsid="000d0cfb"/>
    </style:style>
    <style:style style:name="T12" style:family="text">
      <style:text-properties fo:font-size="14pt" fo:font-weight="bold" officeooo:rsid="000b3411" style:font-size-asian="14pt" style:font-weight-asian="bold" style:font-size-complex="14pt" style:font-weight-complex="bold"/>
    </style:style>
    <style:style style:name="T13" style:family="text">
      <style:text-properties fo:font-size="16pt" fo:font-weight="bold" officeooo:rsid="000b3411"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text:span text:style-name="T1"> </text:span><text:span text:style-name="T13">Paraje Yaminué,Rio Negro</text:span></text:p>
      <text:p text:style-name="Standard"><text:span text:style-name="T13"/></text:p>
      <text:p text:style-name="P3"/>
      <text:p text:style-name="P2">Inicio:</text:p>
      <text:p text:style-name="P1">Descripción General del Paraje:</text:p>
      <text:p text:style-name="P4">Yaminué es un paraje del Departamento 9 de Julio, ubicado en la región sur de nuestra provincia. Se encuentra a 67 Km al sur de la localidad de Ministro Ramos Mexia y a 20 km de Treneta.Su paisaje emerge de una extensa vegetación y quebradas, en cuyo valle se forma el Arroyo Yaminue en plena Meseta de Somuncura.</text:p>
      <text:p text:style-name="P3"/>
      <text:p text:style-name="P3"><text:span text:style-name="T1">País</text:span>: <text:span text:style-name="T3">Argentina</text:span></text:p>
      <text:p text:style-name="P3"><text:span text:style-name="T1">Provincia</text:span>:<text:span text:style-name="T3">Rio Negro</text:span></text:p>
      <text:p text:style-name="P3"><text:span text:style-name="T1">Departamento:</text:span> <text:span text:style-name="T3">9 de julio</text:span></text:p>
      <text:p text:style-name="P12">Región:<text:span text:style-name="T5">La Región Patagónica se extiende desde Rio Colorado <text:s/>hasta Tierra del Fuego,de norte a sur ,y de los Andes hasta el océano Atlántico,de oeste a </text:span><text:span text:style-name="T6">este. Esta</text:span><text:span text:style-name="T5"> integrada por las provincias de :Rio Negro,Chubut,Tierra del Fuego,Santa Cruz,Neuqu</text:span><text:span text:style-name="T6">é</text:span><text:span text:style-name="T5">n, y por el sur de Mendoza y el sudoeste de La Pampa.</text:span><text:span text:style-name="T6">En l</text:span><text:span text:style-name="T5">a meseta patagónica los climas son </text:span><text:span text:style-name="T6">fríos</text:span><text:span text:style-name="T5"> y seco</text:span><text:span text:style-name="T6">s</text:span><text:span text:style-name="T5"> <text:s/>con veranos cortos de días muy largos e inviernos prolongados.</text:span></text:p>
      <text:p text:style-name="P3"/>
      <text:p text:style-name="P3"><text:span text:style-name="T1">Coordenadas Geográficas</text:span>:40°58′35″S 67°11′31″O</text:p>
      <text:p text:style-name="P3"/>
      <text:p text:style-name="P5"><text:span text:style-name="T1">Población</text:span>:Quienes forjaron los cimientos, primeros pobladores, en el Libro: La Meseta Patagónica del Somuncura. Un horizonte en Movimiento de Ricardo Freddy Masera, se menciona un listado de primeros pobladores según inspectores de tierras entre los años 1919 y 1920, en el que se consigna año de ocupación:</text:p>
      <text:p text:style-name="P3">Mulato, Rein, Francisco - Chileno</text:p>
      <text:p text:style-name="P3">Inaguaquel, Raquel - Argentina</text:p>
      <text:p text:style-name="P3">Guanumil, Alejandro – Argentino</text:p>
      <text:p text:style-name="P3">Antenao, Francisco – Chileno</text:p>
      <text:p text:style-name="P3">Yepumpi de Guanumil, Rosa – Argentina.</text:p>
      <text:p text:style-name="P3"/>
      <text:p text:style-name="P3"><text:soft-page-break/>En cuanto a la actividad económica, los pobladores de la región se dedican a la cría de ganado lanar y cabrío en pequeña escala.Con ellos se alimentan y con la venta de la lana, cueros y otros subproductos adquieren los elementos necesarios para su mantención.</text:p>
      <text:p text:style-name="P3">Los cultivos en general no están difundidos y se realizan en pequeñas parcelas, algunas de las plantas más conocidas son papas, cebollas, ajo, acelga entre otros.</text:p>
      <text:p text:style-name="P3">Permanecen cierto tiempo en las planicies cercanas y cuando tienen un número regular de pieles o se acaban las provisiones regresan. Hay casos en que va la familia entera, pero por lo general son los varones.</text:p>
      <text:p text:style-name="P3">La mujer, además de los quehaceres domésticos, secunda al hombre en su trabajo, cuida la majada, es responsable de la asistencia familiar y a veces esquila o señala, o bien ayuda en estas faenas. Algunas tejen matras.Casi todas hilan lana de sus animales, confeccionan el vestuario de sus familias.</text:p>
      <text:p text:style-name="P6"/>
      <text:p text:style-name="P6"><text:span text:style-name="T1">Cantidad de habitantes</text:span>:Según el último censo 2022 <text:span text:style-name="T11">hay</text:span> 130 habitantes.</text:p>
      <text:p text:style-name="P6"/>
      <text:p text:style-name="P6"/>
      <text:p text:style-name="P6"/>
      <text:p text:style-name="P3"><text:span text:style-name="T1">Historia:</text:span>El origen de su nombre tiene distintas aristas, el naturalista George Claraz, a través de documentos y anotaciones realizados en sus viajes exploratorios por nuestra provincia, enuncia el topónimo como “Yamnaue”</text:p>
      <text:p text:style-name="P3">El científico, naturalista y conservacionista Francisco Pascasio Moreno, también conocido como el Perito Moreno lo anotó como Yemneu, nombre que significa paradero o campamento. Y ha dado una acepción al vocablo como estar o donde se para, o sea Yamnüwü.</text:p>
      <text:p text:style-name="P3">El sacerdote salesiano Domingo Milanesio, lo define como río, o sea el atkach en tehuelche septentrional. Por otra parte el Libro Histórico de la Escuela No 145 “Estanislao del Campo” reconoce que el nombre del pueblo es indígena, pero no hace referencia a qué lengua.</text:p>
      <text:p text:style-name="P3">Y por último el blogspot Contarte Yaminue, La historia de mi Paraje, publicado en noviembre del año 2017 señala que Yaminue significa Arroyo Seco, en lengua mapuche.</text:p>
      <text:p text:style-name="P3">Uno de esos artículos es Redes sociales y territorialidad bolichera de sirios y libaneses en el sudeste de Río Negro 1900/1950 cuyo texto propone un análisis <text:soft-page-break/>sobre las relaciones establecidas por los inmigrantes sirios y libaneses en el sudeste del Territorio Nacional de Río Negro en las primeras décadas del siglo XX. Allí se expresa textualmente “...En el año 1920 eran muchos los comerciantes sirios y libaneses que operaban en el sudeste de Río Negro,algunos como bolicheros establecidos en las principales ciudades tales como Valcheta, San Antonio o Sierra Grande, y otros como bolicheros o mercachifles en los muchos parajes en las cercanías de esas ciudades...”Legislatura de la Provincia de Río Negro Tal es así, el caso de “...José Seitunes, libanes, quien se radicó en la zona de Yaminué alrededor del año 1920, inicialmente fue mercachifle y luego se estableció con un boliche cuando consideró que había un conjunto de pobladores posibles de convertirse en clientes permanentes...”</text:p>
      <text:p text:style-name="P3">Es significativo destacar, que anteriormente la población del lugar era nómade, siendo los Tehuelches Septentrionales quienes ocupaban el territorio a la llegada del hombre blanco. Para algunos antropólogos, la Meseta tenía para éstos un carácter fundamentalmente sagrado, con sólo una ruta de paso norte-sur que habría sido la que utilizaron el suizo George Claraz, el primer explorador en andar por estos territorios además del perito Francisco Pascasio Moreno.</text:p>
      <text:p text:style-name="P3">El 4 de abril del año 1941 se creó por resolución del Consejo Nacional de Educación, expediente No28.247-R-1939, la primera institución educativa, asignándole posteriormente el No 145. El 28 de enero de 1943 se nombró maestra a cargo de la Dirección, a la señorita Inés Matilde Balastrini.</text:p>
      <text:p text:style-name="P3">Es importante destacar algunos eventos ocurridos respecto de la inauguración y posterior puesta en funcionamiento de la Escuela N°145 “Estanislao del Campo”:</text:p>
      <text:p text:style-name="P3">El 5 de mayo de 1943 iniciaron las clases con la asistencia de once alumnos, cuatro varones:Paulino Carranza, Ernesto Manuel, Parid Seitune, Liberato Paynecura y siete mujeres: Isabel Carranza, Teresa Carranza, Nicolasa Manuel, Saturnina Manuel, Isabel Manquelef, Saturnina Paynecura y Julia Paynecura.</text:p>
      <text:p text:style-name="P3">El periodo lectivo de la escuela por resolución del Ministerio de Educación es de marzo a noviembre, pero dada las condiciones climáticas desfavorables,se llevó un petitorio a la inspección seccional con fecha 8 de mayo del año 1943 firmado por los padres de familia,solicitando el cambio de vacaciones.-26 de <text:soft-page-break/>mayode 1943, se recibió comunicación telegráfica del señor Inspector Seccional ordenando la clausura del curso escolar.</text:p>
      <text:p text:style-name="P3">El 25 de marzo de 1945; se constituye la Sociedad cooperadora de la escuela que se denomina Cooperadora Escolar Yaminué. La reunión llevada a cabo en el local de la escuela, se desarrolló dentro del mayor entusiasmo. Se inscribieron como socios dieciocho (18) vecinos. La Comision Directiva fue integrada por las siguientes personas:</text:p>
      <text:p text:style-name="P3">Presidente: Sr. Antonio Maglione Secretario: Sr. David Seitune; Tesorero: Paulino Manuel; Vocales Stta.Seitune y Sres. Fernando Carranza y Ignacio Carranza”.</text:p>
      <text:p text:style-name="P3">Para esta época, ya era momento de darle una organización institucional al paraje, y es a través de la Ley “N” N° 643, que se crean varias comisiones de fomento en nuestra provincia y específicamente por Decreto No 828 de fecha 17 de mayo del año 1985 se crea Yaminue como Comisión de Fomento, dependiente del Poder Ejecutivo Provincial.</text:p>
      <text:p text:style-name="P3">El Señor Mario Guenumil fue quien ocupó por primera vez el cargo en el año 1983 y entre las acciones que realizó se debe mencionar un galpón de adobe, que se utilizó como sede de la Comisión de Fomento.</text:p>
      <text:p text:style-name="P3">A partir del año 1988 el comisionado a <text:span text:style-name="T7">c</text:span>argo fue Francisco Calluequi, durante su mandato logro construir una Iglesia evangélica y además genero luz eléctrica a través de un motor, entre otras gestiones.</text:p>
      <text:p text:style-name="P3">El año 2001 asumió el rol de comisionado Ceferino Quinchu, quien realizo diferentes obras entre ellas el Destacamento Policial, la plaza comunal, arreglos en las calles y renovó el puente (construido en el año 1985).</text:p>
      <text:p text:style-name="P3">Quien lo sucedió fue la señora Mirtha Calluequi, primer mujer en obtener este cargo público, en su primer año de mandato llego a un acuerdo con el Instituto de Planificación y Promoción de la vivienda (IPPV) para la construcción de dos viviendas, expandió la red de agua a todas los hogares del paraje y se colocó el alumbrado eléctrico durante las 24hs continuas.</text:p>
      <text:p text:style-name="P3">Por ultimo en el año 2015 la señora Luisa Antilef, quien comenzó con la obra de la red de gas y el salón de uso múltiples (SUM) continuando en el rol de comisionada hasta la actualidad.</text:p>
      <text:p text:style-name="P3">El paraje actualmente <text:span text:style-name="T7">cuenta con un nuevo comisionado,Daniel Calluhuequi, el lugar </text:span>c<text:span text:style-name="T7">uenta con <text:s/></text:span>distintas instituciones de orden público y privado, entre ellas Sala de Primeros Auxilios, Comisión de Fomento, Iglesia Católica, Iglesia <text:soft-page-break/>Evangelista, Cabina telefónica pública,Destacamento Policial, Galpón de ganaderos entre otros.</text:p>
      <text:p text:style-name="P3">Además la Institución educativa Escuela No 145 “Estanislao del Campo” Matricula año 2013 con una concurrencia de 45 alumnos en Nivel inicial sala anexa, Nivel Primario, <text:span text:style-name="T7">ESRN </text:span>Rural Virtual y <text:span text:style-name="T7">Nivel primario </text:span>pa<text:span text:style-name="T7">ra </text:span>adultos.</text:p>
      <text:p text:style-name="P3">Según datos del Instituto Nacional de Estadísticas y Censo (INDEC) Yaminue en el año 1991 contaba con 108 habitantes, en el año 2001 126 habitantes, en el año 2010 92 habitantes y en el año 2013 un total de 150 habitantes.</text:p>
      <text:p text:style-name="P3">Yaminue es un paraje de la Región Sur de nuestra provincia, de una innegable belleza autóctona cuyos habitantes le dan sentido propio a su comunidad a través de un conjunto de costumbres, creencias y tradiciones.</text:p>
      <text:p text:style-name="P3"/>
      <text:p text:style-name="P7"><text:span text:style-name="T1">Naturaleza</text:span>:La flora y la fauna se definen por algunas aves de costumbres acuáticas que viven por temporadas, por ejemplo patos, gallaretas, avutardas y teros.</text:p>
      <text:p text:style-name="P7">Otras especies comunes a la región son perdices, loros, cuervos, gavilanes, halcones, águilas de pecho blanco, caranchos, etc. Se ven otras especies no tan abundantes, como liebres, zorros, zorrinos,piches, avestruces.</text:p>
      <text:p text:style-name="P7"/>
      <text:p text:style-name="P7"/>
      <text:p text:style-name="P7"><text:span text:style-name="T1">Clima:</text:span>El clima de este lugar es de carácter semiárido, inviernos rigurosos, bajas temperaturas y nevadas, las precipitaciones son escasas. Los veranos son secos y ventosos.</text:p>
      <text:p text:style-name="P7"/>
      <text:p text:style-name="P8"><text:span text:style-name="T1">Medios de transporte</text:span>:<text:span text:style-name="T8">Presenta un camino <text:s/>de tierra y los medios de trasporte que se utilizan son autos y camionetas ,generalmente la ruta hacia el </text:span><text:s/>camino a Yaminue <text:span text:style-name="T8">e</text:span> (ruta terciaria 508) presenta calzada serruchada, estado regular <text:span text:style-name="T8">y hay que transitar a una velocidad moderada por el estado que presenta.</text:span></text:p>
      <text:p text:style-name="P9">Dentro del paraje se observan algunas bicicletas,motos de alta cilindrada,<text:span text:style-name="T11">camionetas y autos.</text:span></text:p>
      <text:p text:style-name="P9"/>
      <text:p text:style-name="P10"><text:span text:style-name="T1">Economía</text:span>:<text:span text:style-name="T7">En cuanto a la actividad económica, los pobladores de la región se dedican a la cría de ganado lanar y cabrío en pequeña escala.</text:span></text:p>
      <text:p text:style-name="P10"><text:soft-page-break/>Tenemos pobladores <text:s/>se dedican a trabajar y obtener recursos de sus campos,<text:span text:style-name="T10">cría</text:span> de ganado ovino,<text:span text:style-name="T9">bovinos,huertas familiares. Desde la Comisión de Fomento se fomenta trabajos diarios como de limpieza del paraje,de las instituciones(Sum,salita de Primeros Auxilios),y hay profesionales en relación de dependencia.</text:span></text:p>
      <text:p text:style-name="P9"/>
      <text:p text:style-name="P11"><text:span text:style-name="T1">Recursos y producción</text:span>:la mayor fuente de recursos son naturales(agua,suelo,pastos<text:span text:style-name="T10">)</text:span> para la ganader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í" svg:font-family="Calibrí"/>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0-04T16:33:45.686682575</meta:creation-date>
    <dc:date>2024-10-07T09:54:59.193704193</dc:date>
    <meta:editing-duration>PT8M59S</meta:editing-duration>
    <meta:editing-cycles>2</meta:editing-cycles>
    <meta:generator>LibreOffice/6.1.5.2$Linux_X86_64 LibreOffice_project/10$Build-2</meta:generator>
    <meta:document-statistic meta:table-count="0" meta:image-count="0" meta:object-count="0" meta:page-count="6" meta:paragraph-count="50" meta:word-count="1630" meta:character-count="10368" meta:non-whitespace-character-count="8779"/>
  </office:meta>
</office:document-meta>
</file>